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weight="normal" officeooo:rsid="001a7fc5" officeooo:paragraph-rsid="001a7fc5" style:font-weight-asian="normal" style:font-weight-complex="normal"/>
    </style:style>
    <style:style style:name="P2" style:family="paragraph" style:parent-style-name="Text_20_body">
      <style:text-properties fo:font-weight="normal" officeooo:rsid="001a7fc5" officeooo:paragraph-rsid="001a7fc5" style:font-weight-asian="normal" style:font-weight-complex="normal"/>
    </style:style>
    <style:style style:name="P3" style:family="paragraph" style:parent-style-name="Standard">
      <style:text-properties fo:font-weight="normal" officeooo:rsid="001c7533" officeooo:paragraph-rsid="001c7533" style:font-weight-asian="normal" style:font-weight-complex="normal"/>
    </style:style>
    <style:style style:name="P4" style:family="paragraph" style:parent-style-name="Preformatted_20_Text">
      <style:text-properties officeooo:paragraph-rsid="001a91db"/>
    </style:style>
    <style:style style:name="P5" style:family="paragraph" style:parent-style-name="Preformatted_20_Text">
      <style:text-properties fo:color="#0000ff" loext:opacity="100%" fo:font-weight="normal" officeooo:rsid="001a7fc5" officeooo:paragraph-rsid="001a7fc5" style:font-weight-asian="normal" style:font-weight-complex="normal"/>
    </style:style>
    <style:style style:name="P6" style:family="paragraph" style:parent-style-name="Preformatted_20_Text">
      <style:text-properties fo:color="#0000ff" loext:opacity="100%" fo:font-weight="normal" officeooo:rsid="001d3039" officeooo:paragraph-rsid="001d3039" style:font-weight-asian="normal" style:font-weight-complex="normal"/>
    </style:style>
    <style:style style:name="P7" style:family="paragraph" style:parent-style-name="Preformatted_20_Text">
      <style:paragraph-properties fo:margin-left="0cm" fo:margin-right="0cm" fo:text-indent="0cm" style:auto-text-indent="false"/>
      <style:text-properties fo:color="#0000ff" loext:opacity="100%" fo:font-weight="normal" style:font-weight-asian="normal" style:font-weight-complex="normal"/>
    </style:style>
    <style:style style:name="P8" style:family="paragraph" style:parent-style-name="Preformatted_20_Text">
      <style:text-properties fo:color="#0000ff" loext:opacity="100%" fo:font-weight="normal" style:font-weight-asian="normal" style:font-weight-complex="normal"/>
    </style:style>
    <style:style style:name="P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ff" loext:opacity="100%" fo:font-weight="normal" officeooo:paragraph-rsid="001d3039" style:font-weight-asian="normal" style:font-weight-complex="normal"/>
    </style:style>
    <style:style style:name="P10" style:family="paragraph" style:parent-style-name="Preformatted_20_Text">
      <style:text-properties fo:color="#0000ff" loext:opacity="100%" officeooo:paragraph-rsid="001a91db"/>
    </style:style>
    <style:style style:name="P11" style:family="paragraph" style:parent-style-name="Preformatted_20_Text">
      <style:paragraph-properties fo:margin-left="0cm" fo:margin-right="0cm" fo:text-indent="0cm" style:auto-text-indent="false"/>
      <style:text-properties fo:color="#0000ff" loext:opacity="100%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ff" loext:opacity="100%"/>
    </style:style>
    <style:style style:name="P1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ff" loext:opacity="100%" officeooo:paragraph-rsid="001b86de"/>
    </style:style>
    <style:style style:name="P14" style:family="paragraph" style:parent-style-name="Preformatted_20_Text">
      <style:text-properties fo:color="#0000ff" loext:opacity="100%" officeooo:paragraph-rsid="001b86de"/>
    </style:style>
    <style:style style:name="P15" style:family="paragraph" style:parent-style-name="Preformatted_20_Text">
      <style:text-properties fo:color="#0000ff" loext:opacity="100%" officeooo:paragraph-rsid="001c7533"/>
    </style:style>
    <style:style style:name="P16" style:family="paragraph" style:parent-style-name="Standard">
      <style:text-properties fo:color="#0000ff" loext:opacity="100%" officeooo:paragraph-rsid="001c7533"/>
    </style:style>
    <style:style style:name="P17" style:family="paragraph" style:parent-style-name="Standard">
      <style:text-properties fo:color="#0000ff" loext:opacity="100%" officeooo:paragraph-rsid="001a7fc5"/>
    </style:style>
    <style:style style:name="P18" style:family="paragraph" style:parent-style-name="Standard">
      <style:text-properties officeooo:rsid="001a7fc5" officeooo:paragraph-rsid="001a7fc5"/>
    </style:style>
    <style:style style:name="P19" style:family="paragraph" style:parent-style-name="Standard">
      <style:text-properties officeooo:paragraph-rsid="001a7fc5"/>
    </style:style>
    <style:style style:name="P20" style:family="paragraph" style:parent-style-name="Standard">
      <style:text-properties fo:font-weight="bold" officeooo:rsid="001a7fc5" officeooo:paragraph-rsid="001a7fc5" style:font-weight-asian="bold" style:font-weight-complex="bold"/>
    </style:style>
    <style:style style:name="P21" style:family="paragraph" style:parent-style-name="Standard">
      <style:text-properties fo:font-weight="bold" officeooo:rsid="001a7fc5" officeooo:paragraph-rsid="001b86de" style:font-weight-asian="bold" style:font-weight-complex="bold"/>
    </style:style>
    <style:style style:name="P22" style:family="paragraph" style:parent-style-name="Standard">
      <style:text-properties fo:font-weight="bold" officeooo:rsid="001a7fc5" officeooo:paragraph-rsid="001c7533" style:font-weight-asian="bold" style:font-weight-complex="bold"/>
    </style:style>
    <style:style style:name="P23" style:family="paragraph" style:parent-style-name="Standard">
      <style:text-properties fo:font-weight="bold" officeooo:rsid="001d3039" officeooo:paragraph-rsid="001d3039" style:font-weight-asian="bold" style:font-weight-complex="bold"/>
    </style:style>
    <style:style style:name="P24" style:family="paragraph" style:parent-style-name="Standard">
      <style:text-properties officeooo:paragraph-rsid="001c7533"/>
    </style:style>
    <style:style style:name="P25" style:family="paragraph" style:parent-style-name="Standard">
      <style:text-properties fo:color="#000000" loext:opacity="100%" officeooo:rsid="001c7533" officeooo:paragraph-rsid="001c7533"/>
    </style:style>
    <style:style style:name="P26" style:family="paragraph" style:parent-style-name="Standard">
      <style:text-properties fo:color="#000000" loext:opacity="100%" fo:font-weight="bold" officeooo:rsid="001d3039" officeooo:paragraph-rsid="001d3039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Preformatted_20_Text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loext:opacity="100%" fo:font-weight="normal" officeooo:rsid="0022560a" officeooo:paragraph-rsid="0022560a" style:font-weight-asian="normal" style:font-weight-complex="normal"/>
    </style:style>
    <style:style style:name="P29" style:family="paragraph" style:parent-style-name="Preformatted_20_Text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fo:color="#000000" loext:opacity="100%" fo:font-weight="normal" officeooo:rsid="0022560a" officeooo:paragraph-rsid="0022560a" style:font-weight-asian="normal" style:font-weight-complex="normal"/>
    </style:style>
    <style:style style:name="P30" style:family="paragraph" style:parent-style-name="Preformatted_20_Text">
      <loext:graphic-properties draw:fill="none"/>
      <style:paragraph-properties fo:margin-left="1cm" fo:margin-right="0cm" fo:text-indent="0cm" style:auto-text-indent="false" fo:background-color="transparent"/>
    </style:style>
    <style:style style:name="P31" style:family="paragraph" style:parent-style-name="Preformatted_20_Text">
      <loext:graphic-properties draw:fill="none"/>
      <style:paragraph-properties fo:margin-left="1cm" fo:margin-right="0cm" fo:margin-top="0cm" fo:margin-bottom="0.499cm" style:contextual-spacing="false" fo:text-indent="0cm" style:auto-text-indent="false" fo:background-color="transparent"/>
    </style:style>
    <style:style style:name="P32" style:family="paragraph" style:parent-style-name="Preformatted_20_Text">
      <loext:graphic-properties draw:fill="none"/>
      <style:paragraph-properties fo:margin-left="1.101cm" fo:margin-right="0cm" fo:text-indent="0cm" style:auto-text-indent="false" fo:background-color="transparent"/>
    </style:style>
    <style:style style:name="P33" style:family="paragraph" style:parent-style-name="Preformatted_20_Text">
      <loext:graphic-properties draw:fill="none"/>
      <style:paragraph-properties fo:margin-left="1.101cm" fo:margin-right="0cm" fo:margin-top="0cm" fo:margin-bottom="0.499cm" style:contextual-spacing="false" fo:text-indent="0cm" style:auto-text-indent="false" fo:background-color="transparent"/>
    </style:style>
    <style:style style:name="P34" style:family="paragraph" style:parent-style-name="Preformatted_20_Text" style:master-page-name="">
      <loext:graphic-properties draw:fill="none"/>
      <style:paragraph-properties fo:margin-left="1.199cm" fo:margin-right="0cm" fo:text-indent="0cm" style:auto-text-indent="false" style:page-number="auto" fo:background-color="transparent"/>
    </style:style>
    <style:style style:name="P35" style:family="paragraph" style:parent-style-name="Preformatted_20_Text">
      <loext:graphic-properties draw:fill="none"/>
      <style:paragraph-properties fo:margin-left="1.199cm" fo:margin-right="0cm" fo:text-indent="0cm" style:auto-text-indent="false" fo:background-color="transparent"/>
    </style:style>
    <style:style style:name="P36" style:family="paragraph" style:parent-style-name="Preformatted_20_Text">
      <loext:graphic-properties draw:fill="none"/>
      <style:paragraph-properties fo:margin-left="1.199cm" fo:margin-right="0cm" fo:margin-top="0cm" fo:margin-bottom="0.499cm" style:contextual-spacing="false" fo:text-indent="0cm" style:auto-text-indent="false" fo:background-color="transparent"/>
    </style:style>
    <style:style style:name="P37" style:family="paragraph" style:parent-style-name="Preformatted_20_Text">
      <loext:graphic-properties draw:fill="none"/>
      <style:paragraph-properties fo:margin-left="1.3cm" fo:margin-right="0cm" fo:text-indent="0cm" style:auto-text-indent="false" fo:background-color="transparent"/>
    </style:style>
    <style:style style:name="P38" style:family="paragraph" style:parent-style-name="Preformatted_20_Text">
      <loext:graphic-properties draw:fill="none"/>
      <style:paragraph-properties fo:margin-left="1.3cm" fo:margin-right="0cm" fo:margin-top="0cm" fo:margin-bottom="0.499cm" style:contextual-spacing="false" fo:text-indent="0cm" style:auto-text-indent="false" fo:background-color="transparent"/>
    </style:style>
    <style:style style:name="P39" style:family="paragraph" style:parent-style-name="Standard">
      <style:text-properties fo:color="#000000" loext:opacity="100%" fo:font-weight="normal" officeooo:rsid="001d3039" officeooo:paragraph-rsid="001d3039" style:font-weight-asian="normal" style:font-weight-complex="normal"/>
    </style:style>
    <style:style style:name="P40" style:family="paragraph" style:parent-style-name="Standard">
      <style:text-properties fo:color="#000000" loext:opacity="100%" fo:font-weight="normal" officeooo:rsid="0022560a" officeooo:paragraph-rsid="0022560a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color="#000000" loext:opacity="100%" fo:font-weight="normal" officeooo:rsid="0022560a" officeooo:paragraph-rsid="0022560a" style:font-weight-asian="normal" style:font-weight-complex="normal"/>
    </style:style>
    <style:style style:name="P42" style:family="paragraph" style:parent-style-name="Standard">
      <style:text-properties fo:color="#000000" loext:opacity="100%" fo:font-weight="bold" officeooo:rsid="0022560a" officeooo:paragraph-rsid="0022560a" style:font-weight-asian="bold" style:font-weight-complex="bold"/>
    </style:style>
    <style:style style:name="P43" style:family="paragraph" style:parent-style-name="Standard">
      <style:text-properties fo:color="#000000" loext:opacity="100%" fo:font-style="italic" fo:font-weight="bold" officeooo:rsid="0022560a" officeooo:paragraph-rsid="0022560a" style:font-style-asian="italic" style:font-weight-asian="bold" style:font-style-complex="italic" style:font-weight-complex="bold"/>
    </style:style>
    <style:style style:name="P44" style:family="paragraph" style:parent-style-name="Standard">
      <style:text-properties style:text-underline-style="solid" style:text-underline-width="auto" style:text-underline-color="font-color" fo:font-weight="bold" officeooo:rsid="001a7fc5" officeooo:paragraph-rsid="001a7fc5" style:font-weight-asian="bold" style:font-weight-complex="bold"/>
    </style:style>
    <style:style style:name="P4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46" style:family="paragraph" style:parent-style-name="Text_20_body" style:list-style-name="L1">
      <style:paragraph-properties fo:margin-left="0cm" fo:margin-right="0cm" fo:text-indent="0cm" style:auto-text-indent="false"/>
    </style:style>
    <style:style style:name="T1" style:family="text">
      <style:text-properties officeooo:rsid="001a7fc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86de"/>
    </style:style>
    <style:style style:name="T4" style:family="text">
      <style:text-properties style:text-underline-style="none"/>
    </style:style>
    <style:style style:name="T5" style:family="text">
      <style:text-properties officeooo:rsid="001a91db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7fc5" style:font-weight-asian="normal" style:font-weight-complex="normal"/>
    </style:style>
    <style:style style:name="T8" style:family="text">
      <style:text-properties fo:font-weight="normal" officeooo:rsid="001a91db" style:font-weight-asian="normal" style:font-weight-complex="normal"/>
    </style:style>
    <style:style style:name="T9" style:family="text">
      <style:text-properties fo:font-weight="normal" officeooo:rsid="001b86de" style:font-weight-asian="normal" style:font-weight-complex="normal"/>
    </style:style>
    <style:style style:name="T10" style:family="text">
      <style:text-properties fo:font-weight="normal" officeooo:rsid="001c7533" style:font-weight-asian="normal" style:font-weight-complex="normal"/>
    </style:style>
    <style:style style:name="T11" style:family="text">
      <style:text-properties fo:color="#0000ff" loext:opacity="100%"/>
    </style:style>
    <style:style style:name="T12" style:family="text">
      <style:text-properties fo:color="#0000ff" loext:opacity="100%" officeooo:rsid="001a91db"/>
    </style:style>
    <style:style style:name="T13" style:family="text">
      <style:text-properties fo:color="#0000ff" loext:opacity="100%" officeooo:rsid="001d50f9"/>
    </style:style>
    <style:style style:name="T14" style:family="text">
      <style:text-properties officeooo:rsid="001b86de"/>
    </style:style>
    <style:style style:name="T15" style:family="text">
      <style:text-properties fo:font-weight="bold" officeooo:rsid="001a7fc5" style:font-weight-asian="bold" style:font-weight-complex="bold"/>
    </style:style>
    <style:style style:name="T16" style:family="text">
      <style:text-properties officeooo:rsid="001c7533"/>
    </style:style>
    <style:style style:name="T17" style:family="text">
      <style:text-properties fo:color="#000000" loext:opacity="100%" officeooo:rsid="001c7533"/>
    </style:style>
    <style:style style:name="T18" style:family="text">
      <style:text-properties officeooo:rsid="001d3039"/>
    </style:style>
    <style:style style:name="T19" style:family="text">
      <style:text-properties officeooo:rsid="001f0924"/>
    </style:style>
    <style:style style:name="T20" style:family="text">
      <style:text-properties officeooo:rsid="00206981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Decision tree</text:p>
      <text:p text:style-name="P18"/>
      <text:p text:style-name="P18"/>
      <text:p text:style-name="P18">This step of capturing patterns from data is called <text:span text:style-name="Strong_20_Emphasis">fitting</text:span> or <text:span text:style-name="Strong_20_Emphasis">training</text:span> the model. The data used to <text:span text:style-name="Strong_20_Emphasis">fit</text:span> the model is called the <text:span text:style-name="Strong_20_Emphasis">training data</text:span>. </text:p>
      <text:p text:style-name="P18"/>
      <text:p text:style-name="P18"/>
      <text:p text:style-name="P18">Pandas :</text:p>
      <text:p text:style-name="P18">pd.read_csv(link)</text:p>
      <text:p text:style-name="P18">data.describe<text:span text:style-name="T14">()</text:span> → shows values of the data (sums, mean,…)</text:p>
      <text:p text:style-name="P18">data.columns → shows columns title</text:p>
      <text:p text:style-name="P18">data.dropna(axis=0) → supprime les ligne (axis=0) manquantes</text:p>
      <text:p text:style-name="P18"/>
      <text:p text:style-name="P18"/>
      <text:p text:style-name="P20">Select the data :</text:p>
      <text:p text:style-name="P18"><text:span text:style-name="T4"><text:tab/></text:span><text:span text:style-name="T2">Prediction Target « y »</text:span> : </text:p>
      <text:p text:style-name="P18"><text:tab/><text:tab/><text:span text:style-name="T11">y = d</text:span><text:span text:style-name="T13">f</text:span><text:span text:style-name="T11">.Column_name</text:span></text:p>
      <text:p text:style-name="P18"/>
      <text:p text:style-name="P18"><text:span text:style-name="T4"><text:tab/></text:span><text:span text:style-name="T2">Prediction Features « x »</text:span> : </text:p>
      <text:p text:style-name="P18"><text:tab/><text:tab/><text:span text:style-name="T12">X</text:span><text:span text:style-name="T11"> = d</text:span><text:span text:style-name="T13">f</text:span><text:span text:style-name="T11">[‘Col1’, ‘Col2’, ‘Col3’, ‘Col4’,…]</text:span></text:p>
      <text:p text:style-name="P18"/>
      <text:p text:style-name="P18"><text:tab/><text:span text:style-name="T3">Separate training data and eval data</text:span></text:p>
      <text:p text:style-name="P17"><text:span text:style-name="T1"><text:tab/><text:tab/></text:span>from sklearn.model_selection import <text:bookmark text:name="kln-24"/>train_test_split</text:p>
      <text:p text:style-name="P17"><text:span text:style-name="T1"><text:tab/><text:tab/></text:span>train_X, val_X, train_y, val_y = train_test_split(X, y, random_state = 0, <text:tab/><text:tab/><text:tab/><text:tab/><text:tab/><text:tab/><text:tab/><text:tab/><text:tab/><text:tab/><text:tab/>train_size=0.8, test_size=0.2)</text:p>
      <text:p text:style-name="P18"/>
      <text:p text:style-name="P20">Building the Model :</text:p>
      <text:p text:style-name="P2"><text:tab/>The steps to building and using a model are:</text:p>
      <text:list text:style-name="L1">
        <text:list-item>
          <text:p text:style-name="P45"><text:span text:style-name="Strong_20_Emphasis">Define:</text:span> What type of model will it be? A decision tree? Some other type of model? Some other parameters of the model type are specified too.</text:p>
          <text:p text:style-name="P45"/>
        </text:list-item>
      </text:list>
      <text:p text:style-name="P5"><text:tab/><text:tab/>from sklearn.tree import <text:bookmark text:name="kln-19 Copie 1"/>DecisionTreeRegressor</text:p>
      <text:p text:style-name="P5"><text:span text:style-name="T5"><text:tab/><text:tab/>name</text:span>_model = DecisionTreeRegressor(random_state=1)</text:p>
      <text:p text:style-name="P27"/>
      <text:list text:continue-numbering="true" text:style-name="L1">
        <text:list-item>
          <text:p text:style-name="P45"><text:span text:style-name="Strong_20_Emphasis">Fit:</text:span> Capture patterns from provided data. This is the heart of modeling.</text:p>
          <text:p text:style-name="P45"/>
        </text:list-item>
      </text:list>
      <text:p text:style-name="P14"><text:span text:style-name="T8"><text:tab/><text:tab/>name</text:span><text:span text:style-name="T7">_model.fit(train_X,train_y)</text:span></text:p>
      <text:p text:style-name="P4"><text:span text:style-name="T7"/></text:p>
      <text:list text:continue-numbering="true" text:style-name="L1">
        <text:list-item>
          <text:p text:style-name="P45"><text:span text:style-name="Strong_20_Emphasis">Predict:</text:span> Just what it sounds like</text:p>
        </text:list-item>
      </text:list>
      <text:p text:style-name="P27"/>
      <text:p text:style-name="P13"><text:span text:style-name="T8"><text:tab/><text:tab/></text:span><text:span text:style-name="T9">Prediction = </text:span><text:span text:style-name="T8">name</text:span><text:span text:style-name="T7">_model</text:span>.predict(val_X)</text:p>
      <text:list text:continue-numbering="true" text:style-name="L1">
        <text:list-item>
          <text:p text:style-name="P46"><text:span text:style-name="Strong_20_Emphasis">Evaluate</text:span>: Determine how accurate the model's predictions are.</text:p>
        </text:list-item>
      </text:list>
      <text:p text:style-name="P20"/>
      <text:p text:style-name="P21"><text:span text:style-name="T14">Evaluate</text:span> the Model :</text:p>
      <text:p text:style-name="P20"><text:span text:style-name="Strong_20_Emphasis"><text:span text:style-name="T6"><text:tab/>Mean Absolute Error</text:span></text:span><text:span text:style-name="T6"> (</text:span><text:span text:style-name="Strong_20_Emphasis"><text:span text:style-name="T6">MAE</text:span></text:span><text:span text:style-name="T6">) </text:span></text:p>
      <text:p text:style-name="P19"><text:span text:style-name="T15"><text:tab/></text:span><text:span text:style-name="Source_20_Text">error = actual − predicted</text:span></text:p>
      <text:p text:style-name="P1"/>
      <text:p text:style-name="P10"><text:span text:style-name="T8"><text:tab/>from sklearn.metrics import </text:span><text:bookmark text:name="kln-20"/><text:span text:style-name="T8">mean_absolute_error</text:span></text:p>
      <text:p text:style-name="P13"><text:bookmark text:name="kln-23"/><text:tab/><text:span text:style-name="T14">print(</text:span>mean_absolute_error(<text:span text:style-name="T14">val_</text:span>y, predict<text:span text:style-name="T14">ion</text:span>)<text:span text:style-name="T14">)</text:span></text:p>
      <text:p text:style-name="P4"><text:soft-page-break/><text:span text:style-name="T8"/></text:p>
      <text:p text:style-name="P1"/>
      <text:p text:style-name="P22"><text:span text:style-name="T16">Overfitting and underfitting</text:span> :</text:p>
      <text:p text:style-name="P3"><text:tab/>Underfitting : Tree not divided enough</text:p>
      <text:p text:style-name="P24"><text:span text:style-name="T10"><text:tab/><text:tab/>the</text:span> model fails to capture important distinctions and patterns in the data </text:p>
      <text:p text:style-name="P3"><text:tab/></text:p>
      <text:p text:style-name="P3"><text:tab/>Overfitting : Tree too much divided</text:p>
      <text:p text:style-name="P24"><text:span text:style-name="T7"><text:tab/><text:tab/></text:span>model matches the training data almost perfectly, </text:p>
      <text:p text:style-name="P24"><text:tab/><text:tab/>but does poorly in validation and other new data </text:p>
      <text:p text:style-name="P24"/>
      <text:p text:style-name="P24"/>
      <text:p text:style-name="P16">de<text:span text:style-name="T20">f </text:span>get_mae(max_leaf_nodes, train_X, val_X, train_y, val_y):</text:p>
      <text:p text:style-name="P11"><text:s text:c="4"/><text:bookmark text:name="kln-5"/>model = DecisionTreeRegressor(max_leaf_nodes=max_leaf_nodes, random_state=0)</text:p>
      <text:p text:style-name="P11"><text:s text:c="4"/><text:bookmark text:name="kln-6"/>model.fit(train_X, train_y)</text:p>
      <text:p text:style-name="P11"><text:s text:c="4"/><text:bookmark text:name="kln-7"/>preds_val = model.predict(val_X)</text:p>
      <text:p text:style-name="P11"><text:s text:c="4"/><text:bookmark text:name="kln-8"/>mae = mean_absolute_error(val_y, preds_val)</text:p>
      <text:p text:style-name="P12"><text:s text:c="4"/>return(<text:bookmark text:name="kln-9"/>mae)</text:p>
      <text:p text:style-name="P15">for <text:bookmark text:name="kln-29"/>max_leaf_nodes in [5, 50, 500, 5000]:</text:p>
      <text:p text:style-name="P11"><text:s text:c="4"/><text:bookmark text:name="kln-30"/>my_mae = get_mae(max_leaf_nodes, train_X, val_X, train_y, val_y)</text:p>
      <text:p text:style-name="P12"><text:s text:c="4"/><text:bookmark text:name="kln-31"/>print("Max leaf nodes: %d <text:s/>\t\t Mean Absolute Error: <text:s/>%d" %(max_leaf_nodes, my_mae))</text:p>
      <text:p text:style-name="P25"/>
      <text:p text:style-name="P25">The min value of mae, give the value of the nodes.</text:p>
      <text:p text:style-name="P25">Now, that the best leaf Node is defined, we can fix it and use « all the data »</text:p>
      <text:p text:style-name="P25"/>
      <text:p text:style-name="P25">Best_mae = [int]</text:p>
      <text:p text:style-name="P16">final_model = DecisionTreeRegressor(max_leaf_nodes=<text:span text:style-name="T17">Best_mae</text:span>, random_state=1)</text:p>
      <text:p text:style-name="P16">final_model.fit(X,y)</text:p>
      <text:p text:style-name="P16"/>
      <text:p text:style-name="P16"/>
      <text:p text:style-name="P16"/>
      <text:p text:style-name="P23">Random Forest :</text:p>
      <text:p text:style-name="P26"><text:tab/><text:span text:style-name="T6">replace DecisionTree by Randomforest</text:span></text:p>
      <text:p text:style-name="P23"/>
      <text:p text:style-name="P23"/>
      <text:p text:style-name="P6"><text:tab/>from sklearn.ensemble import <text:bookmark text:name="kln-21"/>RandomForestRegressor</text:p>
      <text:p text:style-name="P7"><text:tab/>from sklearn.metrics import <text:bookmark text:name="kln-22"/>mean_absolute_error</text:p>
      <text:p text:style-name="P8"/>
      <text:p text:style-name="P7"><text:bookmark text:name="kln-24 Copie 1"/><text:tab/>forest_model = RandomForestRegressor(random_state=1)</text:p>
      <text:p text:style-name="P7"><text:bookmark text:name="kln-25"/><text:tab/>forest_model.fit(train_X, train_y)</text:p>
      <text:p text:style-name="P7"><text:span text:style-name="T18"><text:tab/>predict</text:span><text:span text:style-name="T19">i</text:span><text:span text:style-name="T18">ons</text:span> = forest_model.predict(val_X)</text:p>
      <text:p text:style-name="P9"><text:bookmark text:name="kln-27"/><text:tab/>print(mean_absolute_error(val_y, <text:span text:style-name="T18">predicitons</text:span>)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<text:soft-page-break/>Missing Values</text:h>
      <text:p text:style-name="P40"/>
      <text:p text:style-name="P43">MAE<text:span text:style-name="T22"> : (the lower, the better)</text:span></text:p>
      <text:p text:style-name="P43"><text:span text:style-name="T22"/></text:p>
      <text:p text:style-name="P28">from sklearn.ensemble import RandomForestRegressor</text:p>
      <text:p text:style-name="P30">from sklearn.metrics import mean_absolute_error</text:p>
      <text:p text:style-name="P30"/>
      <text:p text:style-name="P30"># Function for comparing different approaches</text:p>
      <text:p text:style-name="P30">def score_dataset(X_train, X_valid, y_train, y_valid):</text:p>
      <text:p text:style-name="P30"><text:s text:c="4"/>model = RandomForestRegressor(n_estimators=10, random_state=0)</text:p>
      <text:p text:style-name="P30"><text:s text:c="4"/>model.fit(X_train, y_train)</text:p>
      <text:p text:style-name="P30"><text:s text:c="4"/>preds = model.predict(X_valid)</text:p>
      <text:p text:style-name="P31"><text:s text:c="4"/>return mean_absolute_error(y_valid, preds)</text:p>
      <text:p text:style-name="P31"/>
      <text:p text:style-name="P42"><text:span text:style-name="T21">1- Drop Columns with Missing Values</text:span></text:p>
      <text:p text:style-name="P42"><text:span text:style-name="T21"/></text:p>
      <text:p text:style-name="P32"># Get names of columns with missing values</text:p>
      <text:p text:style-name="P32">cols_with_missing = [col for col in X_train.columns</text:p>
      <text:p text:style-name="P32"><text:s text:c="21"/>if X_train[col].isnull().any()]</text:p>
      <text:p text:style-name="P32"/>
      <text:p text:style-name="P32"># Drop columns in training and validation data</text:p>
      <text:p text:style-name="P32">reduced_X_train = X_train.drop(cols_with_missing, axis=1)</text:p>
      <text:p text:style-name="P32">reduced_X_valid = X_valid.drop(cols_with_missing, axis=1)</text:p>
      <text:p text:style-name="P32"/>
      <text:p text:style-name="P32">print("MAE from Approach 1 (Drop columns with missing values):")</text:p>
      <text:p text:style-name="P33">print(score_dataset(reduced_X_train, reduced_X_valid, y_train, y_valid))</text:p>
      <text:p text:style-name="P42"><text:span text:style-name="T21">2- Imputation</text:span></text:p>
      <text:p text:style-name="P42"><text:span text:style-name="T21"/></text:p>
      <text:p text:style-name="P34">from sklearn.impute import SimpleImputer</text:p>
      <text:p text:style-name="P35"/>
      <text:p text:style-name="P35"># Imputation</text:p>
      <text:p text:style-name="P35">my_imputer = SimpleImputer()</text:p>
      <text:p text:style-name="P35">imputed_X_train = pd.DataFrame(my_imputer.fit_transform(X_train))</text:p>
      <text:p text:style-name="P35">imputed_X_valid = pd.DataFrame(my_imputer.transform(X_valid))</text:p>
      <text:p text:style-name="P35"/>
      <text:p text:style-name="P35"># Imputation removed column names; put them back</text:p>
      <text:p text:style-name="P35">imputed_X_train.columns = X_train.columns</text:p>
      <text:p text:style-name="P35">imputed_X_valid.columns = X_valid.columns</text:p>
      <text:p text:style-name="P35"/>
      <text:p text:style-name="P35">print("MAE from Approach 2 (Imputation):")</text:p>
      <text:p text:style-name="P36">print(score_dataset(imputed_X_train, imputed_X_valid, y_train, y_valid))</text:p>
      <text:p text:style-name="P43"/>
      <text:p text:style-name="P43"/>
      <text:p text:style-name="P43"/>
      <text:p text:style-name="P43">3- Imputation &amp; imputed values announced (in a new coloumn)</text:p>
      <text:p text:style-name="P43"/>
      <text:p text:style-name="P29"># Make copy to avoid changing original data (when imputing)</text:p>
      <text:p text:style-name="P37">X_train_plus = X_train.copy()</text:p>
      <text:p text:style-name="P37">X_valid_plus = X_valid.copy()</text:p>
      <text:p text:style-name="P37"/>
      <text:p text:style-name="P37"># Make new columns indicating what will be imputed</text:p>
      <text:p text:style-name="P37">for col in cols_with_missing:</text:p>
      <text:p text:style-name="P37"><text:s text:c="4"/>X_train_plus[col + '_was_missing'] = X_train_plus[col].isnull()</text:p>
      <text:p text:style-name="P37"><text:s text:c="4"/>X_valid_plus[col + '_was_missing'] = X_valid_plus[col].isnull()</text:p>
      <text:p text:style-name="P37"/>
      <text:p text:style-name="P37"><text:soft-page-break/># Imputation</text:p>
      <text:p text:style-name="P37">my_imputer = SimpleImputer()</text:p>
      <text:p text:style-name="P37">imputed_X_train_plus = pd.DataFrame(my_imputer.fit_transform(X_train_plus))</text:p>
      <text:p text:style-name="P37">imputed_X_valid_plus = pd.DataFrame(my_imputer.transform(X_valid_plus))</text:p>
      <text:p text:style-name="P37"/>
      <text:p text:style-name="P37"># Imputation removed column names; put them back</text:p>
      <text:p text:style-name="P37">imputed_X_train_plus.columns = X_train_plus.columns</text:p>
      <text:p text:style-name="P37">imputed_X_valid_plus.columns = X_valid_plus.columns</text:p>
      <text:p text:style-name="P37"/>
      <text:p text:style-name="P37">print("MAE from Approach 3 (An Extension to Imputation):")</text:p>
      <text:p text:style-name="P38">print(score_dataset(imputed_X_train_plus, imputed_X_valid_plus, y_train, y_valid))</text:p>
      <text:p text:style-name="P4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0:18:05.474000000</meta:creation-date>
    <dc:date>2024-08-01T12:21:20.194429328</dc:date>
    <meta:editing-duration>PT3H32M42S</meta:editing-duration>
    <meta:editing-cycles>10</meta:editing-cycles>
    <meta:generator>LibreOffice/24.2.4.2$Linux_X86_64 LibreOffice_project/420$Build-2</meta:generator>
    <meta:document-statistic meta:table-count="0" meta:image-count="0" meta:object-count="0" meta:page-count="4" meta:paragraph-count="108" meta:word-count="569" meta:character-count="4934" meta:non-whitespace-character-count="4343"/>
  </office:meta>
</office:document-meta>
</file>